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</table:table-row>
        <table:table-row table:style-name="ro2">
          <table:table-cell table:style-name="ce1" office:value-type="float" office:value="79.54" calcext:value-type="float">
            <text:p>79,54</text:p>
          </table:table-cell>
          <table:table-cell table:style-name="ce2" office:value-type="float" office:value="3.185" calcext:value-type="float">
            <text:p>3,185</text:p>
          </table:table-cell>
          <table:table-cell table:formula="of:=[.A2]+[.B2]" office:value-type="float" office:value="82.725" calcext:value-type="float">
            <text:p>82,725</text:p>
          </table:table-cell>
          <table:table-cell/>
          <table:table-cell table:formula="of:=(([.D3])^2-([.C2])^2)/(3-1)" office:value-type="float" office:value="9.93419999999924" calcext:value-type="float">
            <text:p>9,93419999999924</text:p>
          </table:table-cell>
          <table:table-cell table:number-columns-repeated="2"/>
        </table:table-row>
        <table:table-row table:style-name="ro2">
          <table:table-cell table:style-name="ce1" office:value-type="float" office:value="86.03" calcext:value-type="float">
            <text:p>86,03</text:p>
          </table:table-cell>
          <table:table-cell table:style-name="ce2" office:value-type="float" office:value="2.52" calcext:value-type="float">
            <text:p>2,52</text:p>
          </table:table-cell>
          <table:table-cell/>
          <table:table-cell table:formula="of:=[.A3]-[.B2]" office:value-type="float" office:value="82.845" calcext:value-type="float">
            <text:p>82,845</text:p>
          </table:table-cell>
          <table:table-cell table:number-columns-repeated="3"/>
        </table:table-row>
        <table:table-row table:style-name="ro2">
          <table:table-cell table:style-name="ce1" office:value-type="float" office:value="104.49" calcext:value-type="float">
            <text:p>104,49</text:p>
          </table:table-cell>
          <table:table-cell table:style-name="ce2" office:value-type="float" office:value="2.225" calcext:value-type="float">
            <text:p>2,225</text:p>
          </table:table-cell>
          <table:table-cell table:formula="of:=[.A4]+[.B3]" office:value-type="float" office:value="107.01" calcext:value-type="float">
            <text:p>107,01</text:p>
          </table:table-cell>
          <table:table-cell/>
          <table:table-cell table:formula="of:=(([.D5])^2-([.C4])^2)/(3-1)" office:value-type="float" office:value="2.14040000000114" calcext:value-type="float">
            <text:p>2,14040000000114</text:p>
          </table:table-cell>
          <table:table-cell table:number-columns-repeated="2"/>
        </table:table-row>
        <table:table-row table:style-name="ro2">
          <table:table-cell table:style-name="ce1" office:value-type="float" office:value="109.55" calcext:value-type="float">
            <text:p>109,55</text:p>
          </table:table-cell>
          <table:table-cell table:style-name="ce2" office:value-type="float" office:value="1.78999999999999" calcext:value-type="float">
            <text:p>1,78999999999999</text:p>
          </table:table-cell>
          <table:table-cell/>
          <table:table-cell table:formula="of:=[.A5]-[.B3]" office:value-type="float" office:value="107.03" calcext:value-type="float">
            <text:p>107,03</text:p>
          </table:table-cell>
          <table:table-cell/>
          <table:table-cell table:formula="of:=([.C4])^2-([.C2])^2" office:value-type="float" office:value="4607.714475" calcext:value-type="float">
            <text:p>4607,714475</text:p>
          </table:table-cell>
          <table:table-cell/>
        </table:table-row>
        <table:table-row table:style-name="ro2">
          <table:table-cell table:style-name="ce1" office:value-type="float" office:value="123.97" calcext:value-type="float">
            <text:p>123,97</text:p>
          </table:table-cell>
          <table:table-cell table:style-name="ce2" office:value-type="float" office:value="1.78" calcext:value-type="float">
            <text:p>1,78</text:p>
          </table:table-cell>
          <table:table-cell table:formula="of:=[.A6]+[.B4]" office:value-type="float" office:value="126.195" calcext:value-type="float">
            <text:p>126,195</text:p>
          </table:table-cell>
          <table:table-cell/>
          <table:table-cell table:formula="of:=(([.D7])^2-([.C6])^2)/(3-1)" office:value-type="float" office:value="83.5065000000031" calcext:value-type="float">
            <text:p>83,5065000000031</text:p>
          </table:table-cell>
          <table:table-cell/>
          <table:table-cell table:formula="of:=([.D5])^2-([.D3])^2" office:value-type="float" office:value="4592.126875" calcext:value-type="float">
            <text:p>4592,126875</text:p>
          </table:table-cell>
        </table:table-row>
        <table:table-row table:style-name="ro2">
          <table:table-cell table:style-name="ce1" office:value-type="float" office:value="129.08" calcext:value-type="float">
            <text:p>129,08</text:p>
          </table:table-cell>
          <table:table-cell table:style-name="ce2" office:value-type="float" office:value="1.58500000000001" calcext:value-type="float">
            <text:p>1,58500000000001</text:p>
          </table:table-cell>
          <table:table-cell/>
          <table:table-cell table:formula="of:=[.A7]-[.B4]" office:value-type="float" office:value="126.855" calcext:value-type="float">
            <text:p>126,855</text:p>
          </table:table-cell>
          <table:table-cell/>
          <table:table-cell table:formula="of:=([.C6])^2-([.C4])^2" office:value-type="float" office:value="4474.037925" calcext:value-type="float">
            <text:p>4474,037925</text:p>
          </table:table-cell>
          <table:table-cell/>
        </table:table-row>
        <table:table-row table:style-name="ro1">
          <table:table-cell table:number-columns-repeated="6"/>
          <table:table-cell table:formula="of:=([.D7])^2-([.D5])^2" office:value-type="float" office:value="4636.770125" calcext:value-type="float">
            <text:p>4636,7701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lta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([.A3])^2-([.A2])^2)/(3-1)" office:value-type="float" office:value="537.274649999999" calcext:value-type="float">
            <text:p>537,27464999999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(([.A5])^2-([.A4])^2)/(3-1)" office:value-type="float" office:value="541.5212" calcext:value-type="float">
            <text:p>541,52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(([.A7])^2-([.A6])^2)/(3-1)" office:value-type="float" office:value="646.542750000001" calcext:value-type="float">
            <text:p>646,5427500000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1:44:39.01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6.1.2.1$Windows_X86_64 LibreOffice_project/65905a128db06ba48db947242809d14d3f9a93fe</meta:generator>
    <dc:date>2019-02-16T21:53:30.096000000</dc:date>
    <meta:editing-duration>PT32M2S</meta:editing-duration>
    <meta:editing-cycles>6</meta:editing-cycles>
    <meta:document-statistic meta:table-count="1" meta:cell-count="36" meta:object-count="0"/>
  </office:meta>
</office:document-meta>
</file>